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fe05"/>
    </style:style>
    <style:style style:name="T1" style:family="text">
      <style:text-properties officeooo:rsid="00137e2d"/>
    </style:style>
    <style:style style:name="T2" style:family="text">
      <style:text-properties officeooo:rsid="0014978c"/>
    </style:style>
    <style:style style:name="T3" style:family="text">
      <style:text-properties officeooo:rsid="001657c2"/>
    </style:style>
    <style:style style:name="T4" style:family="text">
      <style:text-properties officeooo:rsid="0017cba2"/>
    </style:style>
    <style:style style:name="T5" style:family="text">
      <style:text-properties officeooo:rsid="0018800b"/>
    </style:style>
    <style:style style:name="T6" style:family="text">
      <style:text-properties officeooo:rsid="001a5037"/>
    </style:style>
    <style:style style:name="T7" style:family="text">
      <style:text-properties officeooo:rsid="001aa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uter Vision for WheelChairs</text:h>
      <text:p text:style-name="Text_20_body"/>
      <text:p text:style-name="P1"><text:a xlink:type="simple" xlink:href="../Robert_Tang_thesis_fulltext.pdf" text:style-name="Internet_20_link" text:visited-style-name="Visited_20_Internet_20_Link"><text:span text:style-name="T1">Robert Tang, 2012, A Semi-autonomous Wheelchair Navigation System</text:span></text:a></text:p>
      <text:p text:style-name="P1"><text:a xlink:type="simple" xlink:href="../Computer%20Vision-Based%20Clear%20Path%20Guidance%20for%20Blind.pdf" text:style-name="Internet_20_link" text:visited-style-name="Visited_20_Internet_20_Link"><text:span text:style-name="T1">Computer Vision-Based Clear Path Guidance for BlindWheelchair Users</text:span></text:a></text:p>
      <text:p text:style-name="P1"><text:a xlink:type="simple" xlink:href="../TERRAIN%20ANALYSIS%20FOR%20BLIND%20WHEELCHAIR%20USERS:%20COMPUTER%20VISION.pdf" text:style-name="Internet_20_link" text:visited-style-name="Visited_20_Internet_20_Link"><text:span text:style-name="T1">TERRAIN ANALYSIS FOR BLIND WHEELCHAIR USERS</text:span></text:a></text:p>
      <text:p text:style-name="P1"><text:a xlink:type="simple" xlink:href="../Sven%20Rönnbäck_On%20Methods%20for.pdf" text:style-name="Internet_20_link" text:visited-style-name="Visited_20_Internet_20_Link"><text:span text:style-name="T5">On Methods forAssistive Mobile Robots</text:span></text:a></text:p>
      <text:p text:style-name="P1"/>
      <text:p text:style-name="P1"/>
      <text:p text:style-name="P1"><text:a xlink:type="simple" xlink:href="https://www.newscientist.com/article/dn13805-robotic-wheelchair-docks-like-a-spaceship" text:style-name="Internet_20_link" text:visited-style-name="Visited_20_Internet_20_Link"><text:span text:style-name="T3">Laser guided docking wheelchair</text:span></text:a></text:p>
      <text:p text:style-name="P1"><text:a xlink:type="simple" xlink:href="http://www.bloomberg.com/news/articles/2014-06-05/founded-by-army-vet-tankchair-makes-all-terrain-wheelchairs" text:style-name="Internet_20_link" text:visited-style-name="Visited_20_Internet_20_Link"><text:span text:style-name="T3">Tank Chair</text:span></text:a></text:p>
      <text:p text:style-name="P1"><text:a xlink:type="simple" xlink:href="http://www.theverge.com/2016/2/15/10996234/nissans-self-parking-chair-car" text:style-name="Internet_20_link" text:visited-style-name="Visited_20_Internet_20_Link"><text:span text:style-name="T3">Nissian's Intellegient Parking Chair</text:span></text:a></text:p>
      <text:p text:style-name="P1"><text:a xlink:type="simple" xlink:href="https://users.soe.ucsc.edu/~elkaim/RoboticaExotica/2006/07/selfdriving_golf.html" text:style-name="Internet_20_link" text:visited-style-name="Visited_20_Internet_20_Link"><text:span text:style-name="T4">https://users.soe.ucsc.edu/~elkaim/RoboticaExotica/2006/07/selfdriving_golf.html</text:span></text:a></text:p>
      <text:p text:style-name="P1"><text:a xlink:type="simple" xlink:href="http://cs.mcgill.ca/~smartwheeler/index.html" text:style-name="Internet_20_link" text:visited-style-name="Visited_20_Internet_20_Link"><text:span text:style-name="T4">SmartWheeler</text:span></text:a></text:p>
      <text:p text:style-name="P1">"Robotic Adaptation to Humans Adapting to Robots, (Radhar), was an EU-funded initiative which ran from 2010 until this September. Ian Steadman writes for <text:a xlink:type="simple" xlink:href="http://www.newstatesman.com/future-proof/2013/11/applying-lessons-self-driving-cars-self-driving-wheelchairs" text:style-name="Internet_20_link" text:visited-style-name="Visited_20_Internet_20_Link">New Statesman</text:a> that Radhar has created a semi-autonomous system for wheelchairs.</text:p>
      <text:p text:style-name="P1"><text:a xlink:type="simple" xlink:href="http://www.amsvans.com/blog/can-wheelchairs-benefit-from-self-driving-car-technology/" text:style-name="Internet_20_link" text:visited-style-name="Visited_20_Internet_20_Link"><text:span text:style-name="T6">Can Wheelchairs Benefit from Self-Driving Car Technology?</text:span></text:a></text:p>
      <text:p text:style-name="P1"><text:a xlink:type="simple" xlink:href="https://www.engadget.com/2016/10/03/singapore-wants-a-self-driving-wheelchair-by-2017/" text:style-name="Internet_20_link" text:visited-style-name="Visited_20_Internet_20_Link"><text:span text:style-name="T7">Singapore wants a self-driving wheelchair by 2017</text:span></text:a></text:p>
      <text:p text:style-name="P1"><text:a xlink:type="simple" xlink:href="https://www.roboticsforgood.ae/finals/self-driving-wheelchair-people-severe-motor-disabilities" text:style-name="Internet_20_link" text:visited-style-name="Visited_20_Internet_20_Link"><text:span text:style-name="T7">Self-Driving Wheelchair for People with Severe Motor Disabiliti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Powell</meta:initial-creator>
    <meta:creation-date>2016-11-14T12:29:10.208260192</meta:creation-date>
    <dc:date>2016-11-14T16:26:31.844682314</dc:date>
    <dc:creator>Morgan Powell</dc:creator>
    <meta:editing-duration>PT2H11M17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1" meta:paragraph-count="14" meta:word-count="99" meta:character-count="816" meta:non-whitespace-character-count="731"/>
  </office:meta>
</office:document-meta>
</file>